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B700000071E6A4831387C6A5D3.png" manifest:media-type="image/png"/>
  <manifest:file-entry manifest:full-path="Pictures/10000000000002F20000007F241F027BA4879740.gif" manifest:media-type="image/gif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Taula1" style:family="table">
      <style:table-properties style:width="16.951cm" fo:margin-left="0.032cm" fo:margin-right="0.018cm" table:align="margins" style:writing-mode="lr-tb"/>
    </style:style>
    <style:style style:name="Taula1.A" style:family="table-column">
      <style:table-column-properties style:column-width="16.951cm" style:rel-column-width="65535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style:vertical-align="middle" fo:background-color="#cccccc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ula1.2" style:family="table-row">
      <style:table-row-properties style:min-row-height="0.639cm" fo:keep-together="auto"/>
    </style:style>
    <style:style style:name="Taula1.A2" style:family="table-cell">
      <style:table-cell-properties style:vertical-align="middle" fo:background-color="#cccccc" fo:padding-left="0.123cm" fo:padding-right="0.123cm" fo:padding-top="0cm" fo:padding-bottom="0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P1" style:family="paragraph" style:parent-style-name="Footnote">
      <style:paragraph-properties fo:padding="0cm" fo:border="none" style:snap-to-layout-grid="false"/>
      <style:text-properties officeooo:paragraph-rsid="002e1fcc"/>
    </style:style>
    <style:style style:name="P2" style:family="paragraph" style:parent-style-name="Footnote">
      <style:paragraph-properties fo:padding="0cm" fo:border="none"/>
      <style:text-properties fo:font-size="8pt" officeooo:paragraph-rsid="002e1fcc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fo:font-size="8pt" officeooo:paragraph-rsid="002e1fcc" style:font-size-asian="8pt" style:font-size-complex="8pt"/>
    </style:style>
    <style:style style:name="P4" style:family="paragraph" style:parent-style-name="Footnote">
      <style:paragraph-properties fo:text-align="end" style:justify-single-word="false" fo:padding="0cm" fo:border="none" style:snap-to-layout-grid="false"/>
      <style:text-properties officeooo:paragraph-rsid="002e1fcc"/>
    </style:style>
    <style:style style:name="P5" style:family="paragraph" style:parent-style-name="Standard">
      <style:paragraph-properties fo:text-align="end" style:justify-single-word="false"/>
      <style:text-properties officeooo:paragraph-rsid="002e1fcc"/>
    </style:style>
    <style:style style:name="P6" style:family="paragraph" style:parent-style-name="Standard">
      <style:text-properties officeooo:paragraph-rsid="002e1fcc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officeooo:paragraph-rsid="002c3669"/>
    </style:style>
    <style:style style:name="P8" style:family="paragraph" style:parent-style-name="Standard">
      <style:text-properties style:font-name="Arial" officeooo:paragraph-rsid="002c3669"/>
    </style:style>
    <style:style style:name="P9" style:family="paragraph" style:parent-style-name="Standard">
      <style:text-properties style:font-name="Arial1" fo:font-size="14pt" fo:font-weight="bold" officeooo:rsid="000efaa8" officeooo:paragraph-rsid="009e1eb3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Arial1" officeooo:rsid="0006fbf0" officeooo:paragraph-rsid="009e1eb3"/>
    </style:style>
    <style:style style:name="P11" style:family="paragraph" style:parent-style-name="Standard">
      <style:text-properties style:font-name="Arial1" style:text-underline-style="solid" style:text-underline-width="auto" style:text-underline-color="font-color" officeooo:rsid="001466a7" officeooo:paragraph-rsid="009e1eb3"/>
    </style:style>
    <style:style style:name="P12" style:family="paragraph" style:parent-style-name="Standard">
      <style:text-properties style:font-name="Arial1" fo:font-style="italic" fo:font-weight="bold" officeooo:rsid="001272f7" officeooo:paragraph-rsid="009e1eb3" style:font-style-asian="italic" style:font-weight-asian="bold" style:font-style-complex="italic" style:font-weight-complex="bold"/>
    </style:style>
    <style:style style:name="P13" style:family="paragraph" style:parent-style-name="Standard">
      <style:text-properties style:font-name="Arial1" fo:font-style="italic" fo:font-weight="bold" officeooo:rsid="0010b7b2" officeooo:paragraph-rsid="009e1eb3" style:font-style-asian="italic" style:font-weight-asian="bold" style:font-style-complex="italic" style:font-weight-complex="bold"/>
    </style:style>
    <style:style style:name="P14" style:family="paragraph" style:parent-style-name="Standard">
      <style:text-properties style:font-name="Arial1" fo:font-style="italic" fo:font-weight="bold" officeooo:rsid="00133012" officeooo:paragraph-rsid="009e1eb3" style:font-style-asian="italic" style:font-weight-asian="bold" style:font-style-complex="italic" style:font-weight-complex="bold"/>
    </style:style>
    <style:style style:name="P15" style:family="paragraph" style:parent-style-name="Standard">
      <style:text-properties style:font-name="Arial1" fo:font-style="italic" fo:font-weight="bold" officeooo:rsid="0006fbf0" officeooo:paragraph-rsid="009e1eb3" style:font-style-asian="italic" style:font-weight-asian="bold" style:font-style-complex="italic" style:font-weight-complex="bold"/>
    </style:style>
    <style:style style:name="P16" style:family="paragraph" style:parent-style-name="Standard">
      <style:text-properties style:font-name="Arial1" fo:font-style="italic" fo:font-weight="bold" officeooo:rsid="000defb1" officeooo:paragraph-rsid="009e1eb3" style:font-style-asian="italic" style:font-weight-asian="bold" style:font-style-complex="italic" style:font-weight-complex="bold"/>
    </style:style>
    <style:style style:name="P17" style:family="paragraph" style:parent-style-name="Standard">
      <style:text-properties style:font-name="Arial1" officeooo:rsid="001272f7" officeooo:paragraph-rsid="009e1eb3"/>
    </style:style>
    <style:style style:name="P18" style:family="paragraph" style:parent-style-name="Standard">
      <style:text-properties style:font-name="Arial1" officeooo:rsid="0010b7b2" officeooo:paragraph-rsid="009e1eb3"/>
    </style:style>
    <style:style style:name="P19" style:family="paragraph" style:parent-style-name="Standard">
      <style:text-properties style:font-name="Arial1" officeooo:rsid="00133012" officeooo:paragraph-rsid="009e1eb3"/>
    </style:style>
    <style:style style:name="P20" style:family="paragraph" style:parent-style-name="Standard">
      <style:text-properties style:font-name="Arial1" officeooo:rsid="000aa463" officeooo:paragraph-rsid="009e1eb3"/>
    </style:style>
    <style:style style:name="P21" style:family="paragraph" style:parent-style-name="Standard">
      <style:text-properties style:font-name="Arial1" fo:font-weight="bold" officeooo:rsid="000defb1" officeooo:paragraph-rsid="009e1eb3" style:font-weight-asian="bold" style:font-weight-complex="bold"/>
    </style:style>
    <style:style style:name="P22" style:family="paragraph" style:parent-style-name="Standard">
      <style:text-properties style:font-name="Arial1" fo:font-weight="normal" officeooo:rsid="000aa463" officeooo:paragraph-rsid="009e1eb3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loext:opacity="0%" style:font-name="Arial1" fo:font-size="12pt" fo:font-style="italic" fo:font-weight="normal" officeooo:rsid="000aa463" officeooo:paragraph-rsid="009e1eb3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officeooo:rsid="0089cfd3"/>
    </style:style>
    <style:style style:name="T3" style:family="text">
      <style:text-properties fo:color="#000000" loext:opacity="100%" fo:font-size="10pt" style:text-underline-style="none" fo:font-weight="bold" officeooo:rsid="00100393" style:font-size-asian="10pt" style:font-weight-asian="bold" style:font-name-complex="Arial1" style:font-size-complex="10pt" style:font-weight-complex="bold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ize="10pt" fo:font-weight="bold" officeooo:rsid="00100393" style:font-size-asian="10pt" style:font-weight-asian="bold" style:font-name-complex="Arial1" style:font-size-complex="10pt" style:font-weight-complex="bold"/>
    </style:style>
    <style:style style:name="T6" style:family="text">
      <style:text-properties fo:font-size="10pt" fo:font-weight="bold" style:font-size-asian="10pt" style:font-weight-asian="bold" style:font-name-complex="Arial1" style:font-size-complex="10pt" style:font-weight-complex="bold"/>
    </style:style>
    <style:style style:name="T7" style:family="text">
      <style:text-properties fo:font-size="10pt" fo:font-weight="bold" officeooo:rsid="00100393" style:font-size-asian="10pt" style:font-weight-asian="bold" style:font-name-complex="Arial1" style:font-size-complex="10pt" style:font-weight-complex="bold"/>
    </style:style>
    <style:style style:name="T8" style:family="text">
      <style:text-properties fo:font-size="14pt" fo:font-style="normal" style:text-underline-style="none" officeooo:rsid="007d8497" style:font-size-asian="14pt" style:font-style-asian="normal" style:font-size-complex="14pt" style:font-style-complex="normal"/>
    </style:style>
    <style:style style:name="T9" style:family="text">
      <style:text-properties fo:font-size="14pt" fo:font-style="normal" style:text-underline-style="none" officeooo:rsid="0015e1cd" style:font-size-asian="14pt" style:font-style-asian="normal" style:font-size-complex="14pt" style:font-style-complex="normal"/>
    </style:style>
    <style:style style:name="T10" style:family="text">
      <style:text-properties officeooo:rsid="0015e1cd"/>
    </style:style>
    <style:style style:name="T11" style:family="text">
      <style:text-properties officeooo:rsid="001272f7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1466a7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078b52" style:font-style-asian="italic" style:font-weight-asian="bold" style:font-style-complex="italic" style:font-weight-complex="bold"/>
    </style:style>
    <style:style style:name="T15" style:family="text">
      <style:text-properties officeooo:rsid="001466a7"/>
    </style:style>
    <style:style style:name="T16" style:family="text">
      <style:text-properties officeooo:rsid="000defb1"/>
    </style:style>
    <style:style style:name="T17" style:family="text">
      <style:text-properties fo:font-style="normal" style:text-underline-style="none" officeooo:rsid="0015e1cd" style:font-style-asian="normal" style:font-style-complex="normal"/>
    </style:style>
    <style:style style:name="T18" style:family="text">
      <style:text-properties fo:font-style="normal" style:text-underline-style="none" officeooo:rsid="007d8497" style:font-style-asian="normal" style:font-style-complex="normal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7"><text:span text:style-name="T6">Mòdul </text:span><text:span text:style-name="T3">6 – Accés a dades</text:span></text:p>
          </table:table-cell>
        </table:table-row>
        <table:table-row table:style-name="Taula1.2">
          <table:table-cell table:style-name="Taula1.A2" office:value-type="string">
            <text:p text:style-name="P7"><text:span text:style-name="T7">2</text:span><text:span text:style-name="T5">n <text:s text:c="2"/></text:span><text:span text:style-name="T6">CFGS Desenvolupament d'Aplicacions Multiplataforma</text:span></text:p>
          </table:table-cell>
        </table:table-row>
      </table:table>
      <text:p text:style-name="P8"/>
      <text:p text:style-name="P8"/>
      <text:p text:style-name="P9">Exemples MongoDB. Find</text:p>
      <text:p text:style-name="P10"/>
      <text:p text:style-name="P11">geo.countries</text:p>
      <text:p text:style-name="P12">Països d’Oceania</text:p>
      <text:p text:style-name="P17"><text:tab/>db.countries.find({region: "Oceania"})</text:p>
      <text:p text:style-name="P18"/>
      <text:p text:style-name="P13">Països amb <text:span text:style-name="T11">una superfície </text:span>més <text:span text:style-name="T11">gran </text:span>de 5M km<text:span text:style-name="T4">2</text:span></text:p>
      <text:p text:style-name="P10"><text:tab/>db.countries.find({area: {$gt: 5000000}})</text:p>
      <text:p text:style-name="P10"/>
      <text:p text:style-name="P12">Dades de Bulgaria</text:p>
      <text:p text:style-name="P17"><text:tab/>db.countries.find({"name.common": "Bulgaria"})</text:p>
      <text:p text:style-name="P10"/>
      <text:p text:style-name="P11">edx.books</text:p>
      <text:p text:style-name="P14">Llibres que tracten de java o python</text:p>
      <text:p text:style-name="P19"><text:tab/>db.books.find({"tags": {$in: ["python","java"]}})</text:p>
      <text:p text:style-name="P14">Llibres que tracten de java i python</text:p>
      <text:p text:style-name="P19"><text:tab/>db.books.find({"tags": {$all: ["python","java"]}})</text:p>
      <text:p text:style-name="P10"/>
      <text:p text:style-name="P11">foursquare.restaurants</text:p>
      <text:p text:style-name="P10"><text:span text:style-name="T13">Barris</text:span><text:span text:style-name="T12"> de NYC, </text:span><text:span text:style-name="T14">ordenats</text:span></text:p>
      <text:p text:style-name="P10"><text:tab/>db.restaurants.distinct("borough").sort()</text:p>
      <text:p text:style-name="P10"/>
      <text:p text:style-name="P15">Quant<text:span text:style-name="T15">s</text:span> <text:span text:style-name="T15">barris</text:span> hi ha?</text:p>
      <text:p text:style-name="P10"><text:tab/>db.restaurants.distinct("borough").length</text:p>
      <text:p text:style-name="P10"/>
      <text:p text:style-name="P15">Tipus de cuina, ordenats</text:p>
      <text:p text:style-name="P10"><text:tab/>db.restaurants.distinct("cuisine").sort()</text:p>
      <text:p text:style-name="P10"/>
      <text:p text:style-name="P16">Quants restaurants hi ha al barri de Queens?</text:p>
      <text:p text:style-name="P20"><text:tab/>db.restaurants.find({borough:"Queens"}).count()</text:p>
      <text:p text:style-name="P20"/>
      <text:p text:style-name="P16">Quants restaurants de cuina grega hi ha?</text:p>
      <text:p text:style-name="P20"><text:tab/>db.restaurants.find({cuisine: "Greek"}).count()</text:p>
      <text:p text:style-name="P20"/>
      <text:p text:style-name="P16">Quants restaurants hi ha a Queens o de cuina grega?</text:p>
      <text:p text:style-name="P20"><text:span text:style-name="T10"><text:tab/>d</text:span>b.restaurants.find({$or: [{borough:"Queens"}, <text:s/>{cuisine: "Greek"}] }).count(<text:span text:style-name="T10">)</text:span></text:p>
      <text:p text:style-name="P10"/>
      <text:p text:style-name="P21">Quants restaurants hi ha a Queens de cuina grega?</text:p>
      <text:p text:style-name="P22"><text:tab/><text:span text:style-name="T10">d</text:span>b.restaurants.find({$<text:span text:style-name="T16">and</text:span>: [{borough:"Queens"}, <text:s/>{cuisine: "Greek"}] }).count(<text:span text:style-name="T10">)</text:span></text:p>
      <text:p text:style-name="P23"><text:span text:style-name="T17"><text:tab/>d</text:span><text:span text:style-name="T18">b.restaurants.find({borough:"Queens", <text:s/>cuisine: "Greek"}).count(</text:span><text:span text:style-name="T17">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ca" fo:country="E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Arial" fo:font-family="Arial" style:font-family-generic="swis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21">
      <number:year number:style="long"/>
    </number:date-style>
    <number:date-style style:name="N10104" number:language="ca" number:country="E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ula15" style:family="table">
      <style:table-properties style:width="17.002cm" fo:margin-left="0cm" table:align="left" style:writing-mode="lr-tb"/>
    </style:style>
    <style:style style:name="Taula15.A" style:family="table-column">
      <style:table-column-properties style:column-width="8.996cm"/>
    </style:style>
    <style:style style:name="Taula15.B" style:family="table-column">
      <style:table-column-properties style:column-width="8.006cm"/>
    </style:style>
    <style:style style:name="Taula15.1" style:family="table-row">
      <style:table-row-properties style:min-row-height="1.011cm" fo:keep-together="auto"/>
    </style:style>
    <style:style style:name="Taula15.A1" style:family="table-cell">
      <style:table-cell-properties style:vertical-align="top" fo:padding-left="0.101cm" fo:padding-right="0.101cm" fo:padding-top="0.101cm" fo:padding-bottom="0cm" fo:border-left="none" fo:border-right="none" fo:border-top="0.05pt solid #000000" fo:border-bottom="none" style:writing-mode="lr-tb"/>
    </style:style>
    <style:style style:name="MP1" style:family="paragraph" style:parent-style-name="Footnote">
      <style:paragraph-properties fo:padding="0cm" fo:border="none" style:snap-to-layout-grid="false"/>
      <style:text-properties officeooo:paragraph-rsid="002e1fcc"/>
    </style:style>
    <style:style style:name="MP2" style:family="paragraph" style:parent-style-name="Footnote">
      <style:paragraph-properties fo:padding="0cm" fo:border="none"/>
      <style:text-properties fo:font-size="8pt" officeooo:paragraph-rsid="002e1fcc" style:font-size-asian="8pt" style:font-size-complex="8pt"/>
    </style:style>
    <style:style style:name="MP3" style:family="paragraph" style:parent-style-name="Footnote">
      <style:paragraph-properties fo:text-align="end" style:justify-single-word="false" fo:padding="0cm" fo:border="none" style:snap-to-layout-grid="false"/>
      <style:text-properties officeooo:paragraph-rsid="002e1fcc"/>
    </style:style>
    <style:style style:name="MP4" style:family="paragraph" style:parent-style-name="Standard">
      <style:paragraph-properties fo:text-align="end" style:justify-single-word="false"/>
      <style:text-properties officeooo:paragraph-rsid="002e1fcc"/>
    </style:style>
    <style:style style:name="MP5" style:family="paragraph" style:parent-style-name="Standard">
      <style:paragraph-properties fo:text-align="end" style:justify-single-word="false"/>
      <style:text-properties fo:font-size="8pt" officeooo:paragraph-rsid="002e1fcc" style:font-size-asian="8pt" style:font-size-complex="8pt"/>
    </style:style>
    <style:style style:name="MP6" style:family="paragraph" style:parent-style-name="Standard">
      <style:text-properties officeooo:paragraph-rsid="002e1fcc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089cfd3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804cm" fo:margin-bottom="0.376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697cm" fo:margin-left="0cm" fo:margin-right="0cm" fo:margin-bottom="0.499cm" style:dynamic-spacing="false"/>
      </style:header-style>
      <style:footer-style>
        <style:header-footer-properties svg:height="2.247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number:date-style style:name="N34">
      <number:month number:style="long" number:textual="true"/>
    </number:date-style>
  </office:automatic-styles>
  <office:master-styles>
    <style:master-page style:name="Standard" style:page-layout-name="Mpm1" draw:style-name="Mdp1">
      <style:header>
        <text:p text:style-name="Header"><draw:frame draw:style-name="Mfr1" draw:name="Imagen 55" text:anchor-type="char" svg:x="-0.358cm" svg:y="-0.984cm" svg:width="6.72cm" svg:height="1.131cm" draw:z-index="1"><draw:image xlink:href="Pictures/10000000000002F20000007F241F027BA4879740.gif" xlink:type="simple" xlink:show="embed" xlink:actuate="onLoad" draw:mime-type="image/gif"/><draw:contour-polygon svg:width="748px" svg:height="118px" svg:viewBox="0 0 748 118" draw:points="0,0 0,118 748,118 748,0" draw:recreate-on-edit="false"/></draw:frame><draw:frame draw:style-name="Mfr2" draw:name="Google Shape;124;p14" text:anchor-type="char" svg:x="13.055cm" svg:y="-0.859cm" svg:width="4.076cm" svg:height="0.988cm" draw:z-index="0"><draw:image xlink:href="Pictures/10000001000001B700000071E6A4831387C6A5D3.png" xlink:type="simple" xlink:show="embed" xlink:actuate="onLoad" draw:mime-type="image/png"/></draw:frame></text:p>
      </style:header>
      <style:footer>
        <table:table table:name="Taula15" table:style-name="Taula15">
          <table:table-column table:style-name="Taula15.A"/>
          <table:table-column table:style-name="Taula15.B"/>
          <table:table-row table:style-name="Taula15.1">
            <table:table-cell table:style-name="Taula15.A1" office:value-type="string">
              <text:p text:style-name="MP1"><text:span text:style-name="MT1">Nom arxiu: </text:span><text:span text:style-name="MT1"><text:file-name text:display="name-and-extension">ED2DAM_ACT_2223_M6_UF3_Find_Exemples.odt</text:file-name></text:span></text:p>
              <text:p text:style-name="MP2">Elaborat: <text:s/><text:span text:style-name="MT2">Miquel Altayó</text:span></text:p>
            </table:table-cell>
            <table:table-cell table:style-name="Taula15.A1" office:value-type="string">
              <text:p text:style-name="MP3"><text:span text:style-name="MT1">Data: </text:span><text:span text:style-name="MT1"><text:date style:data-style-name="N34" text:date-value="2022-12-06T17:12:18.727051578">desembre</text:date></text:span><text:span text:style-name="MT1"><text:s/></text:span><text:span text:style-name="MT1"><text:date style:data-style-name="N121" text:date-value="2022-12-06T17:12:18.727177935">2022</text:date></text:span></text:p>
              <text:p text:style-name="MP4"><text:span text:style-name="MT1">Pàg. </text:span><text:span text:style-name="MT1"><text:page-number text:select-page="current">1</text:page-number></text:span><text:span text:style-name="MT1"><text:s/>de </text:span><text:span text:style-name="MT1"><text:page-count style:num-format="1">1</text:page-count></text:span></text:p>
              <text:p text:style-name="MP5">Aquest document pot quedat obsolet una vegada imprès.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q </meta:initial-creator>
    <meta:creation-date>2014-09-24T09:05:51.882548463</meta:creation-date>
    <dc:date>2022-12-06T17:12:18.442605405</dc:date>
    <meta:editing-duration>PT15H47M21S</meta:editing-duration>
    <meta:editing-cycles>104</meta:editing-cycles>
    <meta:generator>LibreOffice/7.3.7.2$Linux_X86_64 LibreOffice_project/30$Build-2</meta:generator>
    <meta:document-statistic meta:table-count="2" meta:image-count="2" meta:object-count="0" meta:page-count="1" meta:paragraph-count="36" meta:word-count="143" meta:character-count="1379" meta:non-whitespace-character-count="1252"/>
  </office:meta>
</office:document-meta>
</file>